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300A117A739.png" manifest:media-type="image/png"/>
  <manifest:file-entry manifest:full-path="Pictures/1000020100000400000003001150420B.png" manifest:media-type="image/png"/>
  <manifest:file-entry manifest:full-path="Pictures/100002010000040000000300636FFE00.png" manifest:media-type="image/png"/>
  <manifest:file-entry manifest:full-path="Pictures/100002010000040000000300E76BE9F4.png" manifest:media-type="image/png"/>
  <manifest:file-entry manifest:full-path="Pictures/10000201000004000000030026ECF551.png" manifest:media-type="image/png"/>
  <manifest:file-entry manifest:full-path="Pictures/100002010000040000000300F00BF692.png" manifest:media-type="image/png"/>
  <manifest:file-entry manifest:full-path="Pictures/10000201000004000000030051095DA4.png" manifest:media-type="image/png"/>
  <manifest:file-entry manifest:full-path="Pictures/100002010000040000000300B702A238.png" manifest:media-type="image/png"/>
  <manifest:file-entry manifest:full-path="Pictures/1000020100000400000003004D9DDF44.png" manifest:media-type="image/png"/>
  <manifest:file-entry manifest:full-path="Pictures/100002010000040000000300386D853B.png" manifest:media-type="image/png"/>
  <manifest:file-entry manifest:full-path="Pictures/100002010000040000000300969C6FB8.png" manifest:media-type="image/png"/>
  <manifest:file-entry manifest:full-path="Pictures/100002010000040000000300F1F5D897.png" manifest:media-type="image/png"/>
  <manifest:file-entry manifest:full-path="Pictures/100002010000040000000300CDEE38ED.png" manifest:media-type="image/png"/>
  <manifest:file-entry manifest:full-path="Pictures/100002010000040000000300D6F8624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Licens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1" draw:layer="layout" svg:width="27.092cm" svg:height="20.319cm" svg:x="0.471cm" svg:y="0.36cm">
          <draw:image xlink:href="Pictures/100002010000040000000300D6F862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1" draw:layer="layout" svg:width="27.092cm" svg:height="20.319cm" svg:x="0.471cm" svg:y="0.36cm">
          <draw:image xlink:href="Pictures/100002010000040000000300CDEE38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1" draw:layer="layout" svg:width="27.092cm" svg:height="20.319cm" svg:x="0.471cm" svg:y="0.36cm">
          <draw:image xlink:href="Pictures/100002010000040000000300969C6F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1" draw:layer="layout" svg:width="27.092cm" svg:height="20.319cm" svg:x="0.471cm" svg:y="0.36cm">
          <draw:image xlink:href="Pictures/100002010000040000000300386D853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Component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placeholder="true">
          <draw:text-box/>
        </draw:frame>
        <draw:frame draw:style-name="gr2" draw:text-style-name="P1" draw:layer="layout" svg:width="27.092cm" svg:height="20.319cm" svg:x="0.471cm" svg:y="0.36cm">
          <draw:image xlink:href="Pictures/1000020100000400000003004D9DDF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1" draw:layer="layout" svg:width="27.092cm" svg:height="20.319cm" svg:x="0.471cm" svg:y="0.36cm">
          <draw:image xlink:href="Pictures/10000201000004000000030051095D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1" draw:layer="layout" svg:width="27.092cm" svg:height="20.319cm" svg:x="0.471cm" svg:y="0.36cm">
          <draw:image xlink:href="Pictures/100002010000040000000300F00BF6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1" draw:layer="layout" svg:width="27.092cm" svg:height="20.319cm" svg:x="0.471cm" svg:y="0.36cm">
          <draw:image xlink:href="Pictures/10000201000004000000030026ECF55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1" draw:layer="layout" svg:width="27.092cm" svg:height="20.319cm" svg:x="0.471cm" svg:y="0.36cm">
          <draw:image xlink:href="Pictures/100002010000040000000300E76BE9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Library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1" draw:layer="layout" svg:width="27.092cm" svg:height="20.319cm" svg:x="0.471cm" svg:y="0.36cm">
          <draw:image xlink:href="Pictures/100002010000040000000300F1F5D8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1" draw:layer="layout" svg:width="27.092cm" svg:height="20.319cm" svg:x="0.471cm" svg:y="0.36cm">
          <draw:image xlink:href="Pictures/100002010000040000000300636FFE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1" draw:layer="layout" svg:width="27.092cm" svg:height="20.319cm" svg:x="0.471cm" svg:y="0.36cm">
          <draw:image xlink:href="Pictures/100002010000040000000300B702A23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1" draw:layer="layout" svg:width="27.092cm" svg:height="20.319cm" svg:x="0.471cm" svg:y="0.36cm">
          <draw:image xlink:href="Pictures/100002010000040000000300115042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" draw:text-style-name="P1" draw:layer="layout" svg:width="27.092cm" svg:height="20.319cm" svg:x="0.471cm" svg:y="0.36cm">
          <draw:image xlink:href="Pictures/100002010000040000000300A117A7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7T22:38:11.554036394</meta:creation-date>
    <dc:date>2017-08-22T23:14:59.834944743</dc:date>
    <meta:editing-duration>PT5M22S</meta:editing-duration>
    <meta:editing-cycles>7</meta:editing-cycles>
    <meta:generator>LibreOffice/4.2.8.2$Linux_X86_64 LibreOffice_project/420m0$Build-2</meta:generator>
    <meta:document-statistic meta:object-count="73"/>
  </office:meta>
</office:document-meta>
</file>